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
  </office:automatic-styles>
  <office:body>
    <office:text>
      <text:p text:style-name="Title">O FIM DE UMA JORNADA</text:p>
      <text:p text:style-name="Author">ECHOES OF GRACE NOV:84</text:p>
      <text:p text:style-name="Date">2017-07-21T17:00:00+09:00</text:p>
      <text:h text:style-name="Heading_20_1" text:outline-level="1">O FIM DE UMA JORNADA</text:h>
      <text:p text:style-name="First_20_paragraph">O poema abaixo foi encontrado entre as anotações de um homem que viveu somente em busca do sucesso e da fama neste mundo. As palavras falam por si só, pairando como um solene aviso a todos os que colocam este mundo em primeiro lugar, andando na senda da ambição.</text:p>
      <text:p text:style-name="Text_20_body">Por que trabalhar por honra humana, E por que a glória e fama buscar? Existe razão pra ter tanta gana, Na busca de um nome famoso a zelar? Fama! Fama! Ah! O que é a tal fama? Senão uma bolha -- uma palavra só, Um canto enganoso que do lixo chama, Ou vil esperança que chega a dar dó; O extremo desejo de um coração, Que foge de tudo que é digno e real; Ao qual se reserva a decepção, Após ser covil do orgulho e do mal.</text:p>
      <text:p text:style-name="Text_20_body">"Ò fama e à fortuna!", bem alto bradei,</text:p>
      <text:p text:style-name="Text_20_body">Jornada iniciei rumo à ruína,</text:p>
      <text:p text:style-name="Text_20_body">Sim, creiam-me, muito aqui me esforcei;</text:p>
      <text:p text:style-name="Text_20_body">Fiz tudo o que pude pra chegar lá em cima.</text:p>
      <text:p text:style-name="Text_20_body">"Ò fama, à fama!"; logo descobri</text:p>
      <text:p text:style-name="Text_20_body">Que é tarde o momento em que ela vem;</text:p>
      <text:p text:style-name="Text_20_body">Suas teias imundas que prendem-me aqui,</text:p>
      <text:p text:style-name="Text_20_body">Acaso estarão comigo no Além?</text:p>
      <text:p text:style-name="Text_20_body">Me esforcei muito no fátuo caminho;</text:p>
      <text:p text:style-name="Text_20_body">Foi esta a razão do meu triste ser,</text:p>
      <text:p text:style-name="Text_20_body">Tudo eu busquei no mundo mesquinho,</text:p>
      <text:p text:style-name="Text_20_body">E UM TÚMULO É TUDO O QUE AGORA HERDEI!.</text:p>
      <text:p text:style-name="Text_20_body">Estas linhas não carecem de comentário e gostaríamos de deixá-las de lado a fim de nos ocuparmos com um trecho tirado dos últimos escritos de alguém que renunciou a uma carreira das mais ambiciosas para levar sua cruz e seguir o Senhor Jesus no caminho da rejeição.</text:p>
      <text:p text:style-name="Text_20_body">Ao final de sofrimentos e tribulações que poucos puderam experimentar, ele foi lançado numa masmorra romana. Quase todos os seus amigos neste mundo o abandonaram; teve que se apresentar diante do cruel tirano Nero para, à sua ordem, ser lançado aos leões ou ter experimentado alguma outra tortura diabólica. Este era um "fim de jornada" que tinha tudo para ser temido.</text:p>
      <text:p text:style-name="Text_20_body">Mas que prêmio ele herdou! Não havia nenhum túmulo em seus pensamentos quando escreveu para seu jovem amigo Timóteo: "Porque eu já estou sendo oferecido por aspersão de sacrifício, e o tempo da minha partida está próximo. Combati o bom combate, acabei a carreira, guardei a fé. Desde agora, a coroa da justiça me está guardada, a qual o Senhor, justo juiz, me dará naquele dia; e não somente a mim, mas também a todos os que amarem a Sua vinda." <text:a xlink:type="simple" xlink:href="http://bibliaonline.com.br/acf/2tm/4/6-8" office:name=""><text:span text:style-name="Definition">2 Timóteo 4:6-8</text:span></text:a>.</text:p>
      <text:p text:style-name="Text_20_body">Considere agora o fim destes dois homens e lembre-se de que você não pode servir a dois senhores -- deve ser Cristo ou seu ego. "Escolhei hoje a quem sirvais." <text:a xlink:type="simple" xlink:href="http://bibliaonline.com.br/acf/js/24/15" office:name=""><text:span text:style-name="Definition">Josué 24:15</text:span></text:a>. Deus deseja que você seja sábio. "Ouve o conselho... para que sejas sábio nos teus últimos dias." <text:a xlink:type="simple" xlink:href="http://bibliaonline.com.br/acf/pv/19/20" office:name=""><text:span text:style-name="Definition">Provérbios 19:20</text:span></text:a>. "Eis que ponho diante de vós o caminho da vida e o caminho da morte." <text:a xlink:type="simple" xlink:href="http://bibliaonline.com.br/acf/jr/21/8" office:name=""><text:span text:style-name="Definition">Jeremias 21:8</text:span></text:a>. "Te tenho proposto a vida e a morte, a bênção e a maldição: escolhe pois a vida, para que vivas, tu e a tua semente." (<text:a xlink:type="simple" xlink:href="http://bibliaonline.com.br/acf/dt/30/19" office:name=""><text:span text:style-name="Definition">Deuteronômio 30:19</text:span></text:a>).</text:p>
      <text:p text:style-name="Text_20_body">[ Echoes of Grace Nov:84 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 FIM DE UMA JORNADA</dc:title>
  </office:meta>
</office:document-meta>
</file>